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ahoma1" svg:font-family="Tahoma" style:font-family-generic="swiss"/>
    <style:font-face style:name="Consolas" svg:font-family="Consolas" style:font-family-generic="modern" style:font-pitch="fixed"/>
    <style:font-face style:name="B Nazanin+ Regular" svg:font-family="'B Nazanin+ 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writing-mode="rl-tb"/>
      <style:text-properties style:font-name="B Nazanin+ Regular" officeooo:rsid="001916e5" officeooo:paragraph-rsid="001916e5" style:font-name-complex="B Nazanin+ Regular"/>
    </style:style>
    <style:style style:name="P2" style:family="paragraph" style:parent-style-name="Standard">
      <style:paragraph-properties fo:text-align="start" style:justify-single-word="false" style:writing-mode="lr-tb"/>
      <style:text-properties style:font-name="Consolas" fo:font-size="10pt" officeooo:rsid="0022eb28" officeooo:paragraph-rsid="0022eb28" style:font-size-asian="10pt" style:font-name-complex="B Nazanin+ Regular" style:font-size-complex="10pt"/>
    </style:style>
    <style:style style:name="P3" style:family="paragraph" style:parent-style-name="Standard">
      <style:paragraph-properties fo:text-align="start" style:justify-single-word="false" style:writing-mode="lr-tb"/>
      <style:text-properties style:font-name="Consolas" fo:font-size="10pt" officeooo:rsid="0022eb28" officeooo:paragraph-rsid="0023a8ec" style:font-size-asian="10pt" style:font-name-complex="B Nazanin+ Regular" style:font-size-complex="10pt"/>
    </style:style>
    <style:style style:name="P4" style:family="paragraph" style:parent-style-name="Standard">
      <style:paragraph-properties fo:text-align="start" style:justify-single-word="false" style:writing-mode="lr-tb"/>
      <style:text-properties style:font-name="Consolas" fo:font-size="10pt" officeooo:rsid="0023a8ec" officeooo:paragraph-rsid="0023a8ec" style:font-size-asian="10pt" style:font-name-complex="B Nazanin+ Regular" style:font-size-complex="10pt"/>
    </style:style>
    <style:style style:name="P5" style:family="paragraph" style:parent-style-name="Standard">
      <style:paragraph-properties fo:text-align="start" style:justify-single-word="false" style:writing-mode="lr-tb"/>
      <style:text-properties style:font-name="Consolas" fo:font-size="10pt" officeooo:rsid="0023a8ec" officeooo:paragraph-rsid="0023a8ec" style:font-size-asian="10pt" style:font-name-complex="Consolas" style:font-size-complex="10pt"/>
    </style:style>
    <style:style style:name="P6" style:family="paragraph" style:parent-style-name="Standard">
      <style:paragraph-properties fo:text-align="end" style:justify-single-word="false" style:writing-mode="rl-tb"/>
      <style:text-properties style:font-name="B Nazanin+ Regular" officeooo:rsid="0022eb28" officeooo:paragraph-rsid="0022eb28" style:font-name-complex="B Nazanin+ Regular"/>
    </style:style>
    <style:style style:name="P7" style:family="paragraph" style:parent-style-name="Standard">
      <style:paragraph-properties fo:text-align="end" style:justify-single-word="false" style:writing-mode="rl-tb"/>
      <style:text-properties style:font-name="B Nazanin+ Regular" officeooo:rsid="0022eb28" officeooo:paragraph-rsid="0023a8ec" style:font-name-complex="B Nazanin+ Regular"/>
    </style:style>
    <style:style style:name="P8" style:family="paragraph" style:parent-style-name="Standard">
      <style:paragraph-properties fo:text-align="end" style:justify-single-word="false" style:writing-mode="rl-tb"/>
      <style:text-properties style:font-name="B Nazanin+ Regular" officeooo:rsid="0023a8ec" officeooo:paragraph-rsid="0023a8ec" style:font-name-complex="B Nazanin+ Regular"/>
    </style:style>
    <style:style style:name="P9" style:family="paragraph" style:parent-style-name="Standard">
      <style:paragraph-properties fo:text-align="end" style:justify-single-word="false" style:writing-mode="rl-tb"/>
      <style:text-properties style:font-name="B Nazanin+ Regular" fo:font-size="16pt" officeooo:rsid="0022eb28" officeooo:paragraph-rsid="0022eb28" style:font-size-asian="16pt" style:font-name-complex="B Nazanin+ Regular" style:font-size-complex="16pt"/>
    </style:style>
    <style:style style:name="P10" style:family="paragraph" style:parent-style-name="Standard">
      <style:paragraph-properties fo:text-align="end" style:justify-single-word="false" style:writing-mode="rl-tb"/>
      <style:text-properties style:font-name="B Nazanin+ Regular" fo:font-size="16pt" fo:font-weight="normal" officeooo:rsid="0022eb28" officeooo:paragraph-rsid="0022eb28" style:font-size-asian="16pt" style:font-weight-asian="normal" style:font-name-complex="B Nazanin+ Regular" style:font-size-complex="16pt" style:font-weight-complex="normal"/>
    </style:style>
    <style:style style:name="T1" style:family="text">
      <style:text-properties officeooo:rsid="0022eb28"/>
    </style:style>
    <style:style style:name="T2" style:family="text">
      <style:text-properties officeooo:rsid="0023a8ec"/>
    </style:style>
    <style:style style:name="T3" style:family="text">
      <style:text-properties officeooo:rsid="0025456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کار با Semaphore در پایتون:</text:p>
      <text:p text:style-name="P6">ابتدا ماژول threading را import میکنیم:</text:p>
      <text:p text:style-name="P2">import threading</text:p>
      <text:p text:style-name="P6">سپس یک Semaphore جدید با مقدار اولیه دلخواه میسازیم.</text:p>
      <text:p text:style-name="P2">mutex = threading.Semaphore(value=1)</text:p>
      <text:p text:style-name="P6">اگر value را مشخص نکنیم در حالت پیشفرض مقدار Semaphore یک خواهد بود. در صورت نوشتن عددی کوچک‌تر از 0 جلوی value به ارور برخواهیم خورد.</text:p>
      <text:p text:style-name="P6">سپس قبل از ورود به ناحیه بحرانی بر روی Semaphore عمل Wait را انجام میدهیم.</text:p>
      <text:p text:style-name="P2">mutex.acquire()</text:p>
      <text:p text:style-name="P6">متود acquire در صورتی که مقدار Semaphore صفر باشد Wait میکند و در غیر اینصورت مقدار Semaphore را <text:span text:style-name="T2">کاهش</text:span> میدهد.</text:p>
      <text:p text:style-name="P6">بعد از خروج از ناحیه بحرانی:</text:p>
      <text:p text:style-name="P2">mutex.release()</text:p>
      <text:p text:style-name="P6">متود release باعث افزایش یک واحدی مقدار Semaphore میشود.</text:p>
      <text:p text:style-name="P6"/>
      <text:p text:style-name="P9">کار با Monitor در پایتون:</text:p>
      <text:p text:style-name="P6">پایتون به صورت پیش‌فرض از Monitor پشتیبانی نمی‌کند. اما میتوان با استفاده از Lock به سادگی یک کلاس ایجاد کرد که در آن واحد فقط یکی از Method های آن اجرا شود.</text:p>
      <text:p text:style-name="P7">م<text:span text:style-name="T2">ثل Semaphore برای استفاده از Lock باید ماژول threading را import کنیم:</text:span></text:p>
      <text:p text:style-name="P3">import threading</text:p>
      <text:p text:style-name="P8">ابتدا درون کلاس یک Lock ایجاد میکنیم:</text:p>
      <text:p text:style-name="P5">lock = threading.Lock()</text:p>
      <text:p text:style-name="P8">سپس در ابتدای تمام توابع آن کلاس Lock را acquire می‌کنیم:</text:p>
      <text:p text:style-name="P4">lock.acquire()</text:p>
      <text:p text:style-name="P8">و در انتهای تمام توابع قبل از return کردن Lock را release میکنیم:</text:p>
      <text:p text:style-name="P4">lock.release()</text:p>
      <text:p text:style-name="P8">نحوه کار Semaphore و Lock بسیار شبیه <text:span text:style-name="T3">به</text:span> هم است با یک تفاوت مهم، <text:s/>اگر رشته ای پس از acquire کردن Lock <text:span text:style-name="T3">،</text:span> مقدار Lock را کاهش داد، فقط همان رشته میتواند Lock را release کرده و مقدار آن را افزایش دهد.</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ahoma1" svg:font-family="Tahoma" style:font-family-generic="swiss"/>
    <style:font-face style:name="Consolas" svg:font-family="Consolas" style:font-family-generic="modern" style:font-pitch="fixed"/>
    <style:font-face style:name="B Nazanin+ Regular" svg:font-family="'B Nazanin+ 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writing-mode="rl-tb"/>
      <style:text-properties style:font-name="B Nazanin+ Regular" officeooo:rsid="001916e5" officeooo:paragraph-rsid="001916e5" style:font-name-complex="B Nazanin+ Regular"/>
    </style:style>
    <style:style style:name="MT1" style:family="text">
      <style:text-properties officeooo:rsid="0022eb28"/>
    </style:style>
    <style:page-layout style:name="Mpm1">
      <style:page-layout-properties fo:page-width="8.2681in" fo:page-height="11.6929in" style:num-format="1" style:print-orientation="portrait" fo:margin-top="0.789in" fo:margin-bottom="0.789in" fo:margin-left="0.789in" fo:margin-right="0.78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سید محمد موسوی <text:s text:c="112"/>Operation System</text:p>
        <text:p text:style-name="MP1"><text:s/>9653673 <text:s text:c="99"/><text:span text:style-name="MT1">Monitor and Semaphore in Python</text:span></text:p>
        <text:p text:style-name="MP1">______________________________________________________________________________________________</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16T22:49:17.454000000</meta:creation-date>
    <dc:date>2019-11-26T00:37:35.150000000</dc:date>
    <meta:editing-duration>PT9M24S</meta:editing-duration>
    <meta:editing-cycles>2</meta:editing-cycles>
    <meta:generator>LibreOffice/6.3.3.2$Windows_X86_64 LibreOffice_project/a64200df03143b798afd1ec74a12ab50359878ed</meta:generator>
    <meta:document-statistic meta:table-count="0" meta:image-count="0" meta:object-count="0" meta:page-count="1" meta:paragraph-count="26" meta:word-count="244" meta:character-count="1647" meta:non-whitespace-character-count="1215"/>
  </office:meta>
</office:document-meta>
</file>